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7T16:04:5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MacOSX_x86 LibreOffice_project/e0fbe70-dcba98b-297ab39-994e618-0f858f0</meta:generator>
  </office:meta>
</office:document-meta>
</file>